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e74c1" officeooo:paragraph-rsid="001e74c1"/>
    </style:style>
    <style:style style:name="T1" style:family="text">
      <style:text-properties officeooo:rsid="002069b6"/>
    </style:style>
    <style:style style:name="T2" style:family="text">
      <style:text-properties officeooo:rsid="0021bf5d"/>
    </style:style>
    <style:style style:name="T3" style:family="text">
      <style:text-properties officeooo:rsid="0023c5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ression and other mind diseases are currently being reported at universities. Due to it, this research was proposed to observe a group of newcomer<text:span text:style-name="T3">s</text:span> students of the Federal University of Uberl<text:span text:style-name="T3">a</text:span>ndia (UFU) along two semesters. <text:span text:style-name="T2">F</text:span>urthermore, resources provided by BCI (Brain computer interface) <text:s/>technology <text:span text:style-name="T3">were used</text:span> <text:span text:style-name="T2">to </text:span>collect <text:span text:style-name="T2">an amount of</text:span> data about their emotional state.</text:p>
      <text:p text:style-name="P1">Data collecting were made on 3 points of semester and each one was proposed to <text:span text:style-name="T2">the </text:span>volunteer<text:span text:style-name="T1">s</text:span> <text:span text:style-name="T2">to </text:span>do <text:span text:style-name="T2"><text:s/></text:span>same activity related to computer science course. <text:span text:style-name="T1">They executed those activities </text:span><text:s/><text:span text:style-name="T1">while wearing a EEG based equipment, Epoc+, which was responsible for collecting their emotional data.</text:span></text:p>
      <text:p text:style-name="P1">The results were <text:span text:style-name="T1">satisfying</text:span>, <text:s/>students became more stressed along time and their excitement <text:span text:style-name="T2">decreased.</text:span> <text:s text:c="4"/>Surprisingly relaxation has increased, different from what was expected. The other feelings had no great changes, thoug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7:11:56.419876225</meta:creation-date>
    <dc:date>2019-10-05T13:28:35.022787751</dc:date>
    <meta:editing-duration>PT26M8S</meta:editing-duration>
    <meta:editing-cycles>3</meta:editing-cycles>
    <meta:generator>LibreOffice/6.2.7.1$Linux_X86_64 LibreOffice_project/20$Build-1</meta:generator>
    <meta:document-statistic meta:table-count="0" meta:image-count="0" meta:object-count="0" meta:page-count="1" meta:paragraph-count="3" meta:word-count="132" meta:character-count="885" meta:non-whitespace-character-count="748"/>
  </office:meta>
</office:document-meta>
</file>